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(2026.04.07)</text:p>
          </table:table-cell>
          <table:table-cell office:value-type="string" calcext:value-type="string">
            <text:p>Сумка для инструментов 49л 52х28х34см YILEQI QB-T2155-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5.06</text:p>
          </table:table-cell>
          <table:table-cell office:value-type="string" calcext:value-type="string">
            <text:p>1662</text:p>
          </table:table-cell>
          <table:table-cell table:number-columns-repeated="3"/>
          <table:table-cell office:value-type="string" calcext:value-type="string">
            <text:p>22.06</text:p>
          </table:table-cell>
          <table:table-cell/>
          <table:table-cell office:value-type="string" calcext:value-type="string">
            <text:p>75.3448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6.03.10</text:p>
          </table:table-cell>
          <table:table-cell office:value-type="string" calcext:value-type="string">
            <text:p>Вакуумный насос DSZH WK M2BM (2ст.,70 л/мин, 2Па) 3.62кг без масла.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3.12</text:p>
          </table:table-cell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4858</text:p>
          </table:table-cell>
          <table:table-cell/>
          <table:table-cell office:value-type="string" calcext:value-type="string">
            <text:p>61.44</text:p>
          </table:table-cell>
          <table:table-cell/>
          <table:table-cell table:style-name="Default" office:value-type="string" calcext:value-type="string">
            <text:p>79.068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масло 230мл. 242.6г брутто2. 237.2г тара. 83.3 ост. =153.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(2026.04.13)</text:p>
          </table:table-cell>
          <table:table-cell office:value-type="string" calcext:value-type="string">
            <text:p>Манометрический коллектор в кейсе (35; 55 ба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Набор инструмента FavorCool RT8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417</text:p>
          </table:table-cell>
          <table:table-cell/>
          <table:table-cell office:value-type="string" calcext:value-type="string">
            <text:p>2632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1025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 table:number-rows-repeated="2">
          <table:table-cell table:style-name="Default" table:number-columns-repeated="1025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style-name="Default" table:number-columns-repeated="1025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Катизатор для грелки (белый закруглёный 10х30х2мм) 2шт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6.01.11</text:p>
          </table:table-cell>
          <table:table-cell table:style-name="Default"/>
          <table:table-cell/>
          <table:table-cell office:value-type="string" calcext:value-type="string">
            <text:p>252</text:p>
          </table:table-cell>
          <table:table-cell office:value-type="string" calcext:value-type="string">
            <text:p>126</text:p>
          </table:table-cell>
          <table:table-cell table:style-name="Default"/>
          <table:table-cell office:value-type="string" calcext:value-type="string">
            <text:p>3.23</text:p>
          </table:table-cell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= всего грелка</text:p>
          </table:table-cell>
          <table:table-cell table:number-columns-repeated="4"/>
          <table:table-cell office:value-type="string" calcext:value-type="string">
            <text:p>1319.63</text:p>
          </table:table-cell>
          <table:table-cell table:number-columns-repeated="1018"/>
        </table:table-row>
        <table:table-row table:style-name="ro2" table:number-rows-repeated="1048324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5-08">00.00.0000</text:date>, <text:time style:data-style-name="N2" text:time-value="17:11:01.7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5-08T17:12:51.645000000</dc:date>
    <meta:editing-duration>P10DT8H10M7S</meta:editing-duration>
    <meta:editing-cycles>4127</meta:editing-cycles>
    <meta:document-statistic meta:table-count="1" meta:cell-count="744" meta:object-count="0"/>
    <meta:user-defined meta:name="qrichtext">1</meta:user-defined>
  </office:meta>
</office:document-meta>
</file>